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67DE67A717787627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2" svg:font-family="'Liberation Sans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3.97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fo:min-height="2.032cm"/>
    </style:style>
    <style:style style:name="pr7" style:family="presentation" style:parent-style-name="Default_20_1-outline1">
      <style:graphic-properties fo:min-height="11.929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fo:min-height="2.845cm"/>
    </style:style>
    <style:style style:name="pr10" style:family="presentation" style:parent-style-name="Default_20_1-title">
      <style:graphic-properties draw:auto-grow-height="true" fo:min-height="2.032cm"/>
    </style:style>
    <style:style style:name="pr11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text-transform="uppercase" fo:color="#000000" fo:font-size="32pt" style:font-size-asian="32pt" style:font-size-complex="32pt"/>
    </style:style>
    <style:style style:name="P2" style:family="paragraph">
      <style:paragraph-properties fo:text-align="start"/>
      <style:text-properties fo:color="#ffffff"/>
    </style:style>
    <style:style style:name="P3" style:family="paragraph">
      <loext:graphic-properties draw:fill-color="#ffffff"/>
      <style:paragraph-properties fo:text-align="start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text-transform="uppercase" fo:font-size="32pt" style:font-size-asian="32pt" style:font-size-complex="32pt"/>
    </style:style>
    <style:style style:name="T2" style:family="text">
      <style:text-properties fo:text-transform="uppercase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background-color="#729fcf" style:font-size-asian="26pt" style:font-size-complex="26pt"/>
    </style:style>
    <style:style style:name="T8" style:family="text">
      <style:text-properties fo:font-size="36pt" fo:background-color="#729fcf" style:font-size-asian="36pt" style:font-size-complex="36pt"/>
    </style:style>
    <style:style style:name="T9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10" style:family="text">
      <style:text-properties style:font-name="Liberation Sans" fo:font-size="28pt" style:font-name-asian="Liberation Sans2" style:font-size-asian="28pt" style:font-name-complex="Liberation Sans2" style:font-size-complex="28pt"/>
    </style:style>
    <style:style style:name="T11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26cm" svg:height="8.909cm" svg:x="0.622cm" svg:y="1.561cm" presentation:class="title" presentation:user-transformed="true">
          <draw:text-box>
            <text:p text:style-name="P1"><text:span text:style-name="T1">Učinkovita uporaba genomskih informacij v majhnih rejskih programih za govedo</text:span><text:span text:style-name="T1"><text:line-break/></text:span><text:span text:style-name="T2"><text:line-break/></text:span><text:span text:style-name="T2">Efficient use of genomic information in small cattle breeding programs</text:span></text:p>
          </draw:text-box>
        </draw:frame>
        <draw:frame presentation:style-name="pr2" draw:text-style-name="P3" draw:layer="layout" svg:width="20.711cm" svg:height="3.978cm" svg:x="2.176cm" svg:y="13.726cm" presentation:class="subtitle" presentation:user-transformed="true">
          <draw:text-box>
            <text:p text:style-name="P2"><text:span text:style-name="T3">Jana Obšteter</text:span></text:p>
            <text:p text:style-name="P2"><text:span text:style-name="T3">Predstavitev teme doktorske disertacije</text:span></text:p>
            <text:p text:style-name="P2"><text:span text:style-name="T3">Rodica, 30. 4. 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/></text:p>
            <text:p text:style-name="P5"><text:span text:style-name="T4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Učinkovita uporaba genomskih informacij v majhnih rejskih programih za govedo</text:p>
                  </text:list-item>
                  <text:list-item>
                    <text:p>Efficient use of genomic information in small cattle breeding programs 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6" draw:layer="layout" svg:width="20.627cm" svg:height="2.032cm" svg:x="0.455cm" svg:y="1.524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atrika sorodstva na podlagi genomskih podatkov </text:span></text:p>
              </text:list-item>
              <text:list-item>
                <text:p><text:span text:style-name="T5">Odbira na podlagi genomskih plemenskih vrednosti (gPV)</text:span></text:p>
              </text:list-item>
              <text:list-item>
                <text:p><text:span text:style-name="T5">Napoved gPV mladim živalim</text:span></text:p>
              </text:list-item>
              <text:list-item>
                <text:p><text:span text:style-name="T5">Večja točnost zgodnjih selekcijskih odločitev</text:span></text:p>
              </text:list-item>
              <text:list-item>
                <text:p><text:span text:style-name="T5">Krajši generacijski interval</text:span></text:p>
              </text:list-item>
              <text:list-item>
                <text:p><text:span text:style-name="T5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6" draw:layer="layout" svg:width="20.627cm" svg:height="2.032cm" svg:x="0.455cm" svg:y="1.524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Vpliv na točnost napovedi gPV</text:span></text:p>
                <text:list>
                  <text:list-item>
                    <text:p><text:span text:style-name="T5">število živali</text:span></text:p>
                  </text:list-item>
                  <text:list-item>
                    <text:p><text:span text:style-name="T5">sorodnost referenčne / napovedne populacije (Pszczola in sod., 2012)</text:span></text:p>
                  </text:list-item>
                </text:list>
              </text:list-item>
              <text:list-item>
                <text:p><text:span text:style-name="T6">Problem v majhnih populacijah</text:span></text:p>
                <text:list>
                  <text:list-item>
                    <text:p><text:span text:style-name="T5">mednarodna referenca</text:span></text:p>
                  </text:list-item>
                  <text:list-item>
                    <text:p><text:span text:style-name="T5">vključitev krav</text:span></text:p>
                  </text:list-item>
                </text:list>
                <text:p><text:span text:style-name="T7"/></text:p>
              </text:list-item>
            </text:list>
            <text:p text:style-name="P7"><text:span text:style-name="T8">Kako optimalno sestaviti referenčno populacijo z danimi sredstv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9" draw:layer="layout" svg:width="21.135cm" svg:height="2.845cm" svg:x="0.455cm" svg:y="1.118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Stohastične simulacije za analizo selekcijskih shem</text:span></text:p>
                <text:list>
                  <text:list-item>
                    <text:p><text:span text:style-name="T6">Diskretne generacije</text:span></text:p>
                  </text:list-item>
                  <text:list-item>
                    <text:p><text:span text:style-name="T6">Vpliv selekcijskih in populacijskih parametrov</text:span></text:p>
                  </text:list-item>
                  <text:list-item>
                    <text:p><text:span text:style-name="T6">Maksimiranje genetskega napredka</text:span></text:p>
                  </text:list-item>
                </text:list>
              </text:list-item>
              <text:list-item>
                <text:p><text:span text:style-name="T6">maksimiranje </text:span><text:span text:style-name="T9">Δ</text:span><text:span text:style-name="T10">G</text:span><text:span text:style-name="T6"> in omejitev inbridinga</text:span></text:p>
                <text:list>
                  <text:list-item>
                    <text:p><text:span text:style-name="T6">Učinkovitost selekcije</text:span></text:p>
                  </text:list-item>
                </text:list>
                <text:p><text:span text:style-name="T7"/></text:p>
              </text:list-item>
            </text:list>
            <text:p text:style-name="P7"><text:span text:style-name="T8">Kako </text:span><text:span text:style-name="T11">način</text:span><text:span text:style-name="T8"> uporabe genomske informacije vpliv na genetski napredek in učinkovitost v </text:span><text:span text:style-name="T11">specifični realni</text:span><text:span text:style-name="T8"> populaciji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presentation:style-name="pr9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Napredek preko štirih poti selekcije</text:span></text:p>
              </text:list-item>
              <text:list-item>
                <text:p><text:span text:style-name="T6">Genetski napredek ovrednoti celotno shemo</text:span></text:p>
              </text:list-item>
              <text:list-item>
                <text:p><text:span text:style-name="T6">Prispevek aktivnost k napredku </text:span></text:p>
              </text:list-item>
              <text:list-item>
                <text:p><text:span text:style-name="T6">Cena aktivnosti</text:span></text:p>
                <text:p><text:span text:style-name="T7"/></text:p>
              </text:list-item>
            </text:list>
            <text:p text:style-name="P7"><text:span text:style-name="T8">Kako razporediti finančna sredstva za maksimalni napredek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2 FORMULACIJA RAZISKOVALNIH</text:span><text:span text:style-name="T4"><text:line-break/></text:span><text:span text:style-name="T4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6" draw:layer="layout" svg:width="20.627cm" svg:height="2.032cm" svg:x="0.455cm" svg:y="1.524cm" presentation:class="title">
          <draw:text-box>
            <text:p>CIlji</text:p>
          </draw:text-box>
        </draw:frame>
        <draw:frame presentation:style-name="pr7" draw:layer="layout" svg:width="25.199cm" svg:height="14.898cm" svg:x="0.709cm" svg:y="4.66cm" presentation:class="outline" presentation:user-transformed="true">
          <draw:text-box>
            <text:list text:style-name="L2">
              <text:list-header>
                <text:p text:style-name="P7"><text:span text:style-name="T12">SPLOŠEN: predstaviti učinkovito rabo genomske informacije v majhnih rejskih programih za govedo</text:span></text:p>
              </text:list-header>
              <text:list-item>
                <text:p><text:span text:style-name="T13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3 PREDLAGANA METODA IN PODATKOVNI 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10" draw:layer="layout" svg:width="20.627cm" svg:height="2.032cm" svg:x="0.455cm" svg:y="1.524cm" presentation:class="title">
          <draw:text-box>
            <text:p>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10" draw:layer="layout" svg:width="20.627cm" svg:height="2.032cm" svg:x="0.455cm" svg:y="1.524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10" draw:layer="layout" svg:width="20.627cm" svg:height="2.032cm" svg:x="0.455cm" svg:y="1.524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Genetskega napredka (GRAF)</text:p>
                  </text:list-item>
                  <text:list-item>
                    <text:p>Genetske variance</text:p>
                  </text:list-item>
                  <text:list-item>
                    <text:p>Selekcijske učinkovito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10" draw:layer="layout" svg:width="20.627cm" svg:height="2.032cm" svg:x="0.455cm" svg:y="1.524cm" presentation:class="titl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 sorodstva:</text:p>
                <text:list>
                  <text:list-item>
                    <text:p>V referenčni populaciji</text:p>
                  </text:list-item>
                  <text:list-item>
                    <text:p>Med referenčno in napovedno populacijo</text:p>
                  </text:list-item>
                </text:list>
              </text:list-item>
              <text:list-item>
                <text:p>Primerjava točnos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presentation:style-name="pr10" draw:layer="layout" svg:width="20.627cm" svg:height="2.845cm" svg:x="0.455cm" svg:y="1.118cm" presentation:class="title" presentation:user-transformed="true">
          <draw:text-box>
            <text:p>Analiza učinkovitosti razporeditve finančnih sredstev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4 PRIČAKOVANI REZULTATI IN DOPRINOS K 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presentation:style-name="pr6" draw:layer="layout" svg:width="20.627cm" svg:height="2.032cm" svg:x="0.455cm" svg:y="1.524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azvoj orod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2" svg:font-family="'Liberation Sans'" style:font-adornments="Regular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" fo:font-family="Calibri" style:font-family-generic="swiss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" fo:font-family="Calibri" style:font-family-generic="swiss"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" fo:font-family="Calibri" style:font-family-generic="swiss"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" fo:font-family="Calibri" style:font-family-generic="swiss"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" fo:font-family="Calibri" style:font-family-generic="swiss"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" fo:font-family="Calibri" style:font-family-generic="swiss"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" fo:font-family="Calibri" style:font-family-generic="swiss"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3.507cm"/>
    </style:style>
    <style:style style:name="Mpr6" style:family="presentation" style:parent-style-name="Default_20_1-outline1">
      <style:graphic-properties fo:min-height="12.18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rightBlue-title">
      <style:graphic-properties draw:auto-grow-height="false" fo:min-height="2.63cm"/>
    </style:style>
    <style:style style:name="Mpr11" style:family="presentation" style:parent-style-name="BrightBlue-outline1">
      <style:graphic-properties fo:min-height="9.135cm"/>
    </style:style>
    <style:style style:name="Mpr1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21.641cm" svg:height="1.27cm" svg:x="0cm" svg:y="18.935cm">
        <draw:image xlink:href="Pictures/100010580000909C0000166FD21A14F0A9096EB5.svg" xlink:type="simple" xlink:show="embed" xlink:actuate="onLoad">
          <text:p/>
        </draw:image>
        <draw:image xlink:href="Pictures/1000020100000577000000D967DE67A717787627.png" xlink:type="simple" xlink:show="embed" xlink:actuate="onLoad"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7" draw:layer="backgroundobjects" svg:width="21.641cm" svg:height="2.54cm" svg:x="-0.051cm" svg:y="1.27cm">
        <draw:image xlink:href="Pictures/100010580000909C0000166FD21A14F0A9096EB5.svg" xlink:type="simple" xlink:show="embed" xlink:actuate="onLoad">
          <text:p/>
        </draw:image>
        <draw:image xlink:href="Pictures/1000020100000577000000D967DE67A717787627.png" xlink:type="simple" xlink:show="embed" xlink:actuate="onLoad"/>
      </draw:frame>
      <draw:frame presentation:style-name="Mpr5" draw:layer="backgroundobjects" svg:width="20.627cm" svg:height="2.032cm" svg:x="0.455cm" svg:y="1.524cm" presentation:class="title">
        <draw:text-box>
          <text:p>Click to edit the title text format</text:p>
        </draw:text-box>
      </draw:frame>
      <draw:frame presentation:style-name="Mpr6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4.192cm" svg:height="4.989cm" svg:x="0cm" svg:y="13.304cm">
        <draw:image xlink:href="Pictures/100010580000909C0000166FD21A14F0A9096EB5.svg" xlink:type="simple" xlink:show="embed" xlink:actuate="onLoad">
          <text:p/>
        </draw:image>
        <draw:image xlink:href="Pictures/1000020100000577000000D967DE67A717787627.png" xlink:type="simple" xlink:show="embed" xlink:actuate="onLoad"/>
      </draw:frame>
      <draw:frame presentation:style-name="Mpr10" draw:layer="backgroundobjects" svg:width="19.5cm" svg:height="3.467cm" svg:x="1.4cm" svg:y="0.8cm" presentation:class="title">
        <draw:text-box>
          <text:p>Click to edit the title text format</text:p>
        </draw:text-box>
      </draw:frame>
      <draw:frame presentation:style-name="Mpr11" draw:layer="backgroundobjects" svg:width="16.365cm" svg:height="3.978cm" svg:x="1.4cm" svg:y="13.267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05T20:33:23.429162907</dc:date>
    <meta:editing-duration>PT28M50S</meta:editing-duration>
    <meta:editing-cycles>2</meta:editing-cycles>
    <meta:generator>LibreOffice/5.1.6.2$Linux_X86_64 LibreOffice_project/10m0$Build-2</meta:generator>
    <meta:document-statistic meta:object-count="112"/>
  </office:meta>
</office:document-meta>
</file>